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0.7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 (<text:a xlink:href="http://archwort.dainst.org/de/term/10557" xlink:type="simple">http://archwort.dainst.org/de/term/10557</text:a>)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/>
          <table:table-cell table:style-name="ce1" office:value-type="string" calcext:value-type="string">
            <text:p>Zenod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2"/>
          <table:table-cell office:value-type="string" calcext:value-type="string">
            <text:p><text:a xlink:href="https://zenodo.org/record/2529430" xlink:type="simple">https://zenodo.org/record/2529430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<text:a xlink:href="https://zenodo.org/record/2529455" xlink:type="simple">https://zenodo.org/record/2529455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6"/>
          <table:table-cell office:value-type="string" calcext:value-type="string">
            <text:p><text:a xlink:href="https://zenodo.org/record/2529457" xlink:type="simple">https://zenodo.org/record/2529457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<text:a xlink:href="https://zenodo.org/record/2529463" xlink:type="simple">https://zenodo.org/record/2529463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2"/>
          <table:table-cell office:value-type="string" calcext:value-type="string">
            <text:p><text:a xlink:href="https://zenodo.org/record/2529465" xlink:type="simple">https://zenodo.org/record/2529465</text:a>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orange-)schwarz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ulstrand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hellgrau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range glatt</text:p>
          </table:table-cell>
          <table:table-cell office:value-type="string" calcext:value-type="string">
            <text:p>dunkelgrau innenpoliert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Spiralzeichen innen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?</text:p>
          </table:table-cell>
          <table:table-cell table:number-columns-repeated="8"/>
          <table:table-cell office:value-type="string" calcext:value-type="string">
            <text:p>Textilabdruck?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„blasiger Boden“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uhe Standfläche; hellgrau</text:p>
          </table:table-cell>
          <table:table-cell office:value-type="string" calcext:value-type="string">
            <text:p>Drehriefen; hellbeige</text:p>
          </table:table-cell>
          <table:table-cell office:value-type="string" calcext:value-type="string">
            <text:p>hellbeige-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1-B6</text:p>
          </table:table-cell>
          <table:table-cell office:value-type="string" calcext:value-type="string">
            <text:p>gehört zu Schale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F; orange-schwarz</text:p>
          </table:table-cell>
          <table:table-cell office:value-type="string" calcext:value-type="string">
            <text:p>glatt; beige-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6:15:45.5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2-31T21:10:33.001000000</dc:date>
    <meta:editing-duration>P1DT1H30M30S</meta:editing-duration>
    <meta:editing-cycles>52</meta:editing-cycles>
    <meta:generator>LibreOffice/5.1.6.2$Windows_x86 LibreOffice_project/07ac168c60a517dba0f0d7bc7540f5afa45f0909</meta:generator>
    <meta:document-statistic meta:table-count="1" meta:cell-count="738" meta:object-count="0"/>
  </office:meta>
</office:document-meta>
</file>